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officeooo:rsid="000db3a0" officeooo:paragraph-rsid="000db3a0" style:font-weight-asian="normal" style:font-weight-complex="normal"/>
    </style:style>
    <style:style style:name="P2" style:family="paragraph" style:parent-style-name="Standard">
      <style:paragraph-properties fo:margin-left="0cm" fo:text-indent="0cm" style:auto-text-indent="false"/>
      <style:text-properties style:font-name="Arial" fo:font-weight="normal" officeooo:rsid="000f5643" officeooo:paragraph-rsid="0020f802" style:font-weight-asian="normal" style:font-weight-complex="normal"/>
    </style:style>
    <style:style style:name="P3" style:family="paragraph" style:parent-style-name="Standard">
      <style:paragraph-properties fo:margin-left="1.251cm" fo:text-indent="0cm" style:auto-text-indent="false"/>
      <style:text-properties style:font-name="Arial" fo:font-weight="normal" officeooo:rsid="000f5643" officeooo:paragraph-rsid="000db3a0" style:font-weight-asian="normal" style:font-weight-complex="normal"/>
    </style:style>
    <style:style style:name="P4" style:family="paragraph" style:parent-style-name="Standard">
      <style:paragraph-properties fo:margin-left="0cm" fo:text-indent="0cm" style:auto-text-indent="false"/>
      <style:text-properties style:font-name="Arial" fo:font-weight="bold" officeooo:rsid="000db3a0" officeooo:paragraph-rsid="000db3a0" style:font-weight-asian="bold" style:font-weight-complex="bold"/>
    </style:style>
    <style:style style:name="P5" style:family="paragraph" style:parent-style-name="Standard">
      <style:text-properties style:font-name="Arial Narrow" fo:font-size="13pt" fo:font-weight="bold" officeooo:rsid="001043f6" officeooo:paragraph-rsid="001043f6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 Narrow" fo:font-size="13pt" fo:font-weight="bold" officeooo:rsid="001043f6" officeooo:paragraph-rsid="0019e1a5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Arial Narrow" fo:font-size="13pt" fo:font-weight="bold" officeooo:rsid="0011d9ca" officeooo:paragraph-rsid="0011d9ca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1.251cm" fo:text-indent="0cm" style:auto-text-indent="false"/>
      <style:text-properties style:font-name="Arial Narrow" fo:font-size="13pt" fo:font-weight="bold" officeooo:rsid="0011d9ca" officeooo:paragraph-rsid="0011d9ca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1.251cm" fo:text-indent="0cm" style:auto-text-indent="false"/>
      <style:text-properties style:font-name="Arial Narrow" fo:font-size="13pt" fo:font-weight="bold" officeooo:rsid="0011d9ca" officeooo:paragraph-rsid="001f8104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1.251cm" fo:text-indent="0cm" style:auto-text-indent="false"/>
      <style:text-properties style:font-name="Arial Narrow" fo:font-size="13pt" fo:font-weight="bold" officeooo:rsid="0011d9ca" officeooo:paragraph-rsid="0016feb5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Arial Narrow" fo:font-size="13pt" fo:font-weight="bold" officeooo:rsid="001680c1" officeooo:paragraph-rsid="001680c1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Arial Narrow" fo:font-size="13pt" fo:font-weight="bold" officeooo:rsid="001f8104" officeooo:paragraph-rsid="001f8104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Arial Narrow" fo:font-size="13pt" fo:font-weight="bold" officeooo:rsid="001117ae" officeooo:paragraph-rsid="001f8104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Arial Narrow" fo:font-size="13pt" fo:font-weight="bold" officeooo:rsid="00158432" officeooo:paragraph-rsid="001f8104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Arial Narrow" fo:font-size="13pt" fo:font-weight="bold" officeooo:rsid="0019e1a5" officeooo:paragraph-rsid="0019e1a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left="0cm" fo:text-indent="0cm" style:auto-text-indent="false"/>
      <style:text-properties style:font-name="Arial Narrow" fo:font-size="13pt" fo:font-weight="bold" officeooo:rsid="0019e1a5" officeooo:paragraph-rsid="0019e1a5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Arial Narrow" fo:font-size="13pt" fo:font-weight="bold" officeooo:rsid="0020f802" officeooo:paragraph-rsid="0020f802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Arial Narrow" fo:font-size="13pt" fo:font-weight="normal" officeooo:rsid="00167550" officeooo:paragraph-rsid="00167550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left="1.251cm" fo:text-indent="0cm" style:auto-text-indent="false"/>
      <style:text-properties style:font-name="Arial Narrow" fo:font-size="13pt" fo:font-weight="normal" officeooo:rsid="0011d9ca" officeooo:paragraph-rsid="001f8104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margin-left="1.251cm" fo:text-indent="0cm" style:auto-text-indent="false"/>
      <style:text-properties style:font-name="Arial Narrow" fo:font-size="13pt" fo:font-weight="normal" officeooo:rsid="0016feb5" officeooo:paragraph-rsid="0016feb5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left="1.251cm" fo:text-indent="0cm" style:auto-text-indent="false"/>
      <style:text-properties officeooo:paragraph-rsid="0011d9ca"/>
    </style:style>
    <style:style style:name="P22" style:family="paragraph" style:parent-style-name="Standard">
      <style:text-properties style:font-name="Arial Narrow" fo:font-size="13pt" fo:font-weight="bold" officeooo:rsid="001043f6" officeooo:paragraph-rsid="001f8104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Arial Narrow" fo:font-size="13pt" fo:font-weight="bold" officeooo:rsid="001117ae" officeooo:paragraph-rsid="001f8104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Arial Narrow" fo:font-size="13pt" fo:font-weight="bold" officeooo:rsid="001117ae" officeooo:paragraph-rsid="00217645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Arial Narrow" fo:font-size="13pt" fo:font-weight="bold" officeooo:rsid="00158432" officeooo:paragraph-rsid="00217645" style:font-size-asian="13pt" style:font-weight-asian="bold" style:font-size-complex="13pt" style:font-weight-complex="bold"/>
    </style:style>
    <style:style style:name="T1" style:family="text">
      <style:text-properties officeooo:rsid="0016feb5"/>
    </style:style>
    <style:style style:name="T2" style:family="text">
      <style:text-properties style:font-name="Arial Narrow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Arial Narrow" fo:font-size="13pt" fo:font-weight="normal" officeooo:rsid="0016feb5" style:font-size-asian="13pt" style:font-weight-asian="normal" style:font-size-complex="13pt" style:font-weight-complex="normal"/>
    </style:style>
    <style:style style:name="T4" style:family="text">
      <style:text-properties style:font-name="Arial Narrow" fo:font-weight="normal" style:font-weight-asian="normal" style:font-weight-complex="normal"/>
    </style:style>
    <style:style style:name="T5" style:family="text">
      <style:text-properties officeooo:rsid="0019e1a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6095" style:font-weight-asian="normal" style:font-weight-complex="normal"/>
    </style:style>
    <style:style style:name="T8" style:family="text">
      <style:text-properties officeooo:rsid="001d8648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1c6eb3"/>
    </style:style>
    <style:style style:name="T11" style:family="text">
      <style:text-properties style:use-window-font-color="true" loext:opacity="0%" officeooo:rsid="000db3a0"/>
    </style:style>
    <style:style style:name="T12" style:family="text">
      <style:text-properties style:use-window-font-color="true" loext:opacity="0%" fo:font-style="normal" officeooo:rsid="001c6eb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log sobre logos</text:p>
      <text:p text:style-name="P3"><text:span text:style-name="T12"/></text:p>
      <text:p text:style-name="P2"><text:span text:style-name="T10">[</text:span><text:span text:style-name="T11">Votação i</text:span><text:span text:style-name="T9">n</text:span><text:span text:style-name="T11">terativa para a página. Vote no logo de leão mais bonito.</text:span><text:span text:style-name="T10">]</text:span></text:p>
      <text:p text:style-name="P1"/>
      <text:p text:style-name="P5">Silhuetas <text:span text:style-name="T5">totalmente preenchidas</text:span></text:p>
      <text:p text:style-name="P18">As curvas podem <text:span text:style-name="T8">ser mais realistas, </text:span>seguir a orientação de arcos de círculos, <text:span text:style-name="T8">ou em vez disso serem linhas retas.</text:span></text:p>
      <text:p text:style-name="P18"/>
      <text:p text:style-name="P22">Silhuetas com poucas entradas de luz</text:p>
      <text:p text:style-name="P22"/>
      <text:p text:style-name="P24">Formas geométricas</text:p>
      <text:p text:style-name="P6"><text:tab/></text:p>
      <text:p text:style-name="P11"><text:span text:style-name="T5">Silhuetas</text:span> com <text:span text:style-name="T5">partes “vazadas”, “recortadas”</text:span></text:p>
      <text:p text:style-name="P16"><text:span text:style-name="T7"/></text:p>
      <text:p text:style-name="P16"><text:span text:style-name="T7">Com esses “recortes” pode-se representar</text:span><text:span text:style-name="T6"> uma parte do animal </text:span><text:span text:style-name="T7">ou algum outro elemento da imagem </text:span><text:span text:style-name="T6">como se fosse uma parte </text:span><text:span text:style-name="T7">inteiramente</text:span><text:span text:style-name="T6"> branca.</text:span></text:p>
      <text:p text:style-name="P15"><text:span text:style-name="T6"/></text:p>
      <text:p text:style-name="P13">Uma linha cont<text:span text:style-name="T1">í</text:span>nua</text:p>
      <text:p text:style-name="P13"/>
      <text:p text:style-name="P13">Linhas com pontas quadradas</text:p>
      <text:p text:style-name="P13"/>
      <text:p text:style-name="P25">Linhas com pontas afiadas</text:p>
      <text:p text:style-name="P7"/>
      <text:p text:style-name="P12">Iluminação numa parte, escuridão em outra.</text:p>
      <text:p text:style-name="P14"/>
      <text:p text:style-name="P17">Artistas perspicazes</text:p>
      <text:p text:style-name="P17"/>
      <text:p text:style-name="P9">Gal Yuri</text:p>
      <text:p text:style-name="P19">Gal Yuri usa linhas de pontas finas para fazer as sombras.</text:p>
      <text:p text:style-name="P10"><text:tab/></text:p>
      <text:p text:style-name="P8"><text:tab/></text:p>
      <text:p text:style-name="P10"><text:s/><text:span text:style-name="T1">N</text:span>ick <text:span text:style-name="T1">M</text:span>olokovich</text:p>
      <text:p text:style-name="P10"><text:span text:style-name="T4"/></text:p>
      <text:p text:style-name="P21"><text:span text:style-name="T3">O artista N</text:span><text:span text:style-name="T2">ick </text:span><text:span text:style-name="T3">M</text:span><text:span text:style-name="T2">olokovich </text:span><text:span text:style-name="T3">usa traços com cor em fundos pretos</text:span></text:p>
      <text:p text:style-name="P20"><text:tab/></text:p>
      <text:p text:style-name="P20">Veja mais de Nick molokovich – Loja de ilustrações de Nic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09:16:45.151000000</meta:creation-date>
    <dc:date>2024-02-11T19:43:54.371000000</dc:date>
    <meta:editing-duration>PT5H50M15S</meta:editing-duration>
    <meta:editing-cycles>21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22" meta:word-count="128" meta:character-count="804" meta:non-whitespace-character-count="688"/>
  </office:meta>
</office:document-meta>
</file>